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23c3af3" officeooo:paragraph-rsid="023c3af3"/>
    </style:style>
    <style:style style:name="P94" style:family="paragraph" style:parent-style-name="Standard">
      <style:text-properties officeooo:rsid="023e9864" officeooo:paragraph-rsid="023e9864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af321"/>
    </style:style>
    <style:style style:name="T91" style:family="text">
      <style:text-properties officeooo:rsid="023f15b9"/>
    </style:style>
    <style:style style:name="T92" style:family="text">
      <style:text-properties officeooo:rsid="023fde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0">2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  <text:p text:style-name="P94"><text:a xlink:type="simple" xlink:href="https://coderprog.com/modern-javascript-mastering-es6-es7/" text:style-name="Internet_20_link" text:visited-style-name="Visited_20_Internet_20_Link">HTTPS://CODERPROG.COM/MODERN-JAVASCRIPT-MASTERING-ES6-ES7/</text:a><text:span text:style-name="T92">2de4</text:span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6-05T22:24:24.375485138</dc:date>
    <meta:editing-duration>PT13H59M9S</meta:editing-duration>
    <meta:editing-cycles>363</meta:editing-cycles>
    <meta:document-statistic meta:table-count="0" meta:image-count="0" meta:object-count="0" meta:page-count="3" meta:paragraph-count="97" meta:word-count="99" meta:character-count="5339" meta:non-whitespace-character-count="5330"/>
  </office:meta>
</office:document-meta>
</file>